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66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5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Tipo 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2"/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Tipo</text:p>
          </table:table-cell>
          <table:table-cell table:style-name="Default" office:value-type="string" calcext:value-type="string">
            <text:p>Etiqueta</text:p>
          </table:table-cell>
          <table:table-cell table:style-name="Default" office:value-type="string" calcext:value-type="string">
            <text:p>Descrição</text:p>
          </table:table-cell>
          <table:table-cell table:style-name="Default" office:value-type="string" calcext:value-type="string">
            <text:p>Total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a 1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la 19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 1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a 3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la 1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 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 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style-name="ce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3"/>
          <table:table-cell table:style-name="Default" table:number-columns-repeated="2"/>
        </table:table-row>
      </table:table>
      <table:table table:name="Tipo 2" table:style-name="ta1">
        <table:table-column table:style-name="co1" table:number-columns-repeated="3" table:default-cell-style-name="ce1"/>
        <table:table-column table:style-name="co3" table:default-cell-style-name="ce2"/>
        <table:table-column table:style-name="co1" table:default-cell-style-name="ce1"/>
        <table:table-column table:style-name="co3" table:default-cell-style-name="ce2"/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Tipo</text:p>
          </table:table-cell>
          <table:table-cell table:style-name="Default" office:value-type="string" calcext:value-type="string">
            <text:p>Etiqueta</text:p>
          </table:table-cell>
          <table:table-cell table:style-name="Default" office:value-type="string" calcext:value-type="string">
            <text:p>Descrição</text:p>
          </table:table-cell>
          <table:table-cell table:style-name="Default" office:value-type="string" calcext:value-type="string">
            <text:p>Solicitação</text:p>
          </table:table-cell>
          <table:table-cell table:style-name="Default" office:value-type="string" calcext:value-type="string">
            <text:p>Responsável</text:p>
          </table:table-cell>
          <table:table-cell table:style-name="Default" office:value-type="string" calcext:value-type="string">
            <text:p>Devolução</text:p>
          </table:table-cell>
          <table:table-cell table:style-name="Default" office:value-type="string" calcext:value-type="string">
            <text:p>Responsável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office:value-type="date" office:date-value="2020-01-13T07:35:00" calcext:value-type="date">
            <text:p>13/01/20 07:35</text:p>
          </table:table-cell>
          <table:table-cell office:value-type="string" calcext:value-type="string">
            <text:p>Daniel</text:p>
          </table:table-cell>
          <table:table-cell office:value-type="date" office:date-value="2020-01-13T11:43:00" calcext:value-type="date">
            <text:p>13/01/20 11:43</text:p>
          </table:table-cell>
          <table:table-cell office:value-type="string" calcext:value-type="string">
            <text:p>Danie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office:value-type="date" office:date-value="2020-01-13T13:05:00" calcext:value-type="date">
            <text:p>13/01/20 13:05</text:p>
          </table:table-cell>
          <table:table-cell office:value-type="string" calcext:value-type="string">
            <text:p>Luciana</text:p>
          </table:table-cell>
          <table:table-cell office:value-type="date" office:date-value="2020-01-13T17:03:00" calcext:value-type="date">
            <text:p>13/01/20 17:03</text:p>
          </table:table-cell>
          <table:table-cell office:value-type="string" calcext:value-type="string">
            <text:p>Danie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office:value-type="date" office:date-value="2020-01-15T07:32:00" calcext:value-type="date">
            <text:p>15/01/20 07:32</text:p>
          </table:table-cell>
          <table:table-cell office:value-type="string" calcext:value-type="string">
            <text:p>Daniel</text:p>
          </table:table-cell>
          <table:table-cell office:value-type="date" office:date-value="2020-01-15T16:30:00" calcext:value-type="date">
            <text:p>15/01/20 16:30</text:p>
          </table:table-cell>
          <table:table-cell office:value-type="string" calcext:value-type="string">
            <text:p>Danie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office:value-type="date" office:date-value="2020-01-16T07:26:00" calcext:value-type="date">
            <text:p>16/01/20 07:26</text:p>
          </table:table-cell>
          <table:table-cell office:value-type="string" calcext:value-type="string">
            <text:p>Lucas</text:p>
          </table:table-cell>
          <table:table-cell office:value-type="date" office:date-value="2020-01-16T11:45:00" calcext:value-type="date">
            <text:p>16/01/20 11:45</text:p>
          </table:table-cell>
          <table:table-cell office:value-type="string" calcext:value-type="string">
            <text:p>Lu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office:value-type="date" office:date-value="2020-01-16T13:34:00" calcext:value-type="date">
            <text:p>16/01/20 13:34</text:p>
          </table:table-cell>
          <table:table-cell office:value-type="string" calcext:value-type="string">
            <text:p>Nécio</text:p>
          </table:table-cell>
          <table:table-cell office:value-type="date" office:date-value="2020-01-16T16:55:00" calcext:value-type="date">
            <text:p>16/01/20 16:55</text:p>
          </table:table-cell>
          <table:table-cell office:value-type="string" calcext:value-type="string">
            <text:p>Néci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office:value-type="date" office:date-value="2020-01-18T07:39:00" calcext:value-type="date">
            <text:p>18/01/20 07:39</text:p>
          </table:table-cell>
          <table:table-cell office:value-type="string" calcext:value-type="string">
            <text:p>Daniel</text:p>
          </table:table-cell>
          <table:table-cell office:value-type="date" office:date-value="2020-01-18T11:47:00" calcext:value-type="date">
            <text:p>18/01/20 11:47</text:p>
          </table:table-cell>
          <table:table-cell office:value-type="string" calcext:value-type="string">
            <text:p>Lucian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office:value-type="date" office:date-value="2020-01-19T13:06:00" calcext:value-type="date">
            <text:p>19/01/20 13:06</text:p>
          </table:table-cell>
          <table:table-cell office:value-type="string" calcext:value-type="string">
            <text:p>Daniel</text:p>
          </table:table-cell>
          <table:table-cell office:value-type="date" office:date-value="2020-01-19T17:09:00" calcext:value-type="date">
            <text:p>19/01/20 17:09</text:p>
          </table:table-cell>
          <table:table-cell office:value-type="string" calcext:value-type="string">
            <text:p>Daniel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4">
          <table:table-cell table:number-columns-repeated="3"/>
          <table:table-cell table:style-name="ce3"/>
          <table:table-cell table:style-name="Default"/>
          <table:table-cell table:style-name="ce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/>
          <table:table-cell table:style-name="Default"/>
          <table:table-cell table:style-name="ce3"/>
          <table:table-cell table:style-name="Default" table:number-columns-repeated="2"/>
        </table:table-row>
      </table:table>
      <table:table table:name="Tipo 3" table:style-name="ta1">
        <table:table-column table:style-name="co1" table:number-columns-repeated="2" table:default-cell-style-name="ce1"/>
        <table:table-column table:style-name="co4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Tipo</text:p>
          </table:table-cell>
          <table:table-cell table:style-name="Default" office:value-type="string" calcext:value-type="string">
            <text:p>Etiqueta</text:p>
          </table:table-cell>
          <table:table-cell table:style-name="Default" office:value-type="string" calcext:value-type="string">
            <text:p>Descrição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retaria de Ensi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enadori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zinh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epçã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boratorio de Informatica 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oratorio de Informatica 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boratorio de Letras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Tipo 4" table:style-name="ta1">
        <table:table-column table:style-name="co1" table:number-columns-repeated="3" table:default-cell-style-name="ce1"/>
        <table:table-column table:style-name="co3" table:default-cell-style-name="ce2"/>
        <table:table-column table:style-name="co1" table:default-cell-style-name="ce1"/>
        <table:table-column table:style-name="co3" table:default-cell-style-name="ce2"/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Tipo</text:p>
          </table:table-cell>
          <table:table-cell table:style-name="Default" office:value-type="string" calcext:value-type="string">
            <text:p>Etiqueta</text:p>
          </table:table-cell>
          <table:table-cell table:style-name="Default" office:value-type="string" calcext:value-type="string">
            <text:p>Descrição</text:p>
          </table:table-cell>
          <table:table-cell table:style-name="Default" office:value-type="string" calcext:value-type="string">
            <text:p>Solicitação</text:p>
          </table:table-cell>
          <table:table-cell table:style-name="Default" office:value-type="string" calcext:value-type="string">
            <text:p>Responsável</text:p>
          </table:table-cell>
          <table:table-cell table:style-name="Default" office:value-type="string" calcext:value-type="string">
            <text:p>Devolução</text:p>
          </table:table-cell>
          <table:table-cell table:style-name="Default" office:value-type="string" calcext:value-type="string">
            <text:p>Responsável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a 11</text:p>
          </table:table-cell>
          <table:table-cell office:value-type="date" office:date-value="2020-01-13T07:35:00" calcext:value-type="date">
            <text:p>13/01/20 07:35</text:p>
          </table:table-cell>
          <table:table-cell office:value-type="string" calcext:value-type="string">
            <text:p>Daniel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la 19</text:p>
          </table:table-cell>
          <table:table-cell office:value-type="date" office:date-value="2020-01-13T13:05:00" calcext:value-type="date">
            <text:p>13/01/20 13:05</text:p>
          </table:table-cell>
          <table:table-cell office:value-type="string" calcext:value-type="string">
            <text:p>Luciana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 15</text:p>
          </table:table-cell>
          <table:table-cell office:value-type="date" office:date-value="2020-01-15T07:32:00" calcext:value-type="date">
            <text:p>15/01/20 07:32</text:p>
          </table:table-cell>
          <table:table-cell office:value-type="string" calcext:value-type="string">
            <text:p>Daniel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a 39</text:p>
          </table:table-cell>
          <table:table-cell office:value-type="date" office:date-value="2020-01-16T07:26:00" calcext:value-type="date">
            <text:p>16/01/20 07:26</text:p>
          </table:table-cell>
          <table:table-cell office:value-type="string" calcext:value-type="string">
            <text:p>Lucas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la 11</text:p>
          </table:table-cell>
          <table:table-cell office:value-type="date" office:date-value="2020-01-16T13:34:00" calcext:value-type="date">
            <text:p>16/01/20 13:34</text:p>
          </table:table-cell>
          <table:table-cell office:value-type="string" calcext:value-type="string">
            <text:p>Nécio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 17</text:p>
          </table:table-cell>
          <table:table-cell office:value-type="date" office:date-value="2020-01-18T07:39:00" calcext:value-type="date">
            <text:p>18/01/20 07:39</text:p>
          </table:table-cell>
          <table:table-cell office:value-type="string" calcext:value-type="string">
            <text:p>Daniel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 16</text:p>
          </table:table-cell>
          <table:table-cell office:value-type="date" office:date-value="2020-01-19T13:06:00" calcext:value-type="date">
            <text:p>19/01/20 13:06</text:p>
          </table:table-cell>
          <table:table-cell office:value-type="string" calcext:value-type="string">
            <text:p>Daniel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 table:number-rows-repeated="4">
          <table:table-cell table:number-columns-repeated="3"/>
          <table:table-cell table:style-name="ce3"/>
          <table:table-cell table:style-name="Default"/>
          <table:table-cell table:style-name="ce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/>
          <table:table-cell table:style-name="Default"/>
          <table:table-cell table:style-name="ce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6:16:52.415578973</meta:creation-date>
    <dc:date>2020-01-28T16:45:20.713670380</dc:date>
    <meta:editing-duration>PT17M6S</meta:editing-duration>
    <meta:editing-cycles>3</meta:editing-cycles>
    <meta:generator>LibreOffice/6.0.7.3$Linux_X86_64 LibreOffice_project/00m0$Build-3</meta:generator>
    <meta:document-statistic meta:table-count="4" meta:cell-count="178" meta:object-count="0"/>
  </office:meta>
</office:document-meta>
</file>